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4_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Passover; Hezekiah, King of Jud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Hezekiah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For Sabbath before Pesach/</text:p>
      <text:p text:style-name="P6"/>
      <text:p text:style-name="P5">[Page 1]</text:p>
      <text:p text:style-name="P5">Brethren! <text:s/>The festival of Passover, soon to be celebrated,/ is religiously and historically of supreme importance./ <text:s/>Religiously, because it <text:span text:style-name="T2">is the first</text:span><text:span text:style-name="T4"> holds the first rank</text:span><text:span text:style-name="T2">s first [?] stands prominent</text:span><text:span text:style-name="T4"> among the commandments which/ the descendants of Abraham received, when, according to/ a Divine promise, </text:span><text:span text:style-name="T2">they</text:span><text:span text:style-name="T4"> they were constituted a nation./ <text:s/>Historically, because it proved, at different epochs, a/ standard round which disaffected members of the house/ of Israel finally rallied. <text:s/>An obvious </text:span><text:span text:style-name="T2">proof</text:span><text:span text:style-name="T4"> evidence of its ha-/-ving even been held preeminently in a religious sense, is the/ circumstance that the expression [Hebrew] "A me-/-morial of coming out of Egypt" was made to accompany the </text:span><text:span text:style-name="T2">ordi-</text:span><text:span text:style-name="T4"> dis-/ </text:span><text:span text:style-name="T2">-nance</text:span><text:span text:style-name="T4"> -charge of almost every ceremonial act. <text:s/>Our wise teachers/ deemed that even the corner stone upon which all that/ is holy in Judaism </text:span><text:span text:style-name="T2">rests for support.</text:span><text:span text:style-name="T4"> was built up. <text:s/>They appear to/ have meant that deliverance from bondage qualified our/ ancestors for duties, the merit of whose performance depended/ on the possession of a free-will. <text:s/>The evidences, which/ history offers of the great deference ever paid to Pass-/-over, are various. <text:s/>Thus we learn that the entrance of/ the tribes into the promised land was signalized by/ </text:span><text:span text:style-name="T2">its</text:span><text:span text:style-name="T4"> the observance of that religious rite. <text:s/>Before the war of conquest, </text:span><text:span text:style-name="T2">they</text:span><text:span text:style-name="T4"> our progenitors/</text:span></text:p>
      <text:p text:style-name="P5"><text:span text:style-name="T4"/></text:p>
      <text:p text:style-name="P5"><text:span text:style-name="T4">[Page 2]</text:span></text:p>
      <text:p text:style-name="P5"><text:span text:style-name="T4">encamped in Gilgal, and becomingly preferred </text:span><text:span text:style-name="T2">them-</text:span><text:span text:style-name="T4"> to/ </text:span><text:span text:style-name="T2">-selves the for</text:span><text:span text:style-name="T4"> solemnize the aforecited </text:span><text:soft-page-break/><text:span text:style-name="T4">occasion. <text:s/>Again: centuries/ after</text:span><text:span text:style-name="T2">wards</text:span><text:span text:style-name="T4">, at the restoration from the Babylonian/ captivity, when the rearing of the Temple, which had/ been suspended, by reason of the </text:span><text:span text:style-name="T2">enmity</text:span><text:span text:style-name="T4"> hostility of Samaritans/ and other </text:span><text:span text:style-name="T2">inimical hostile</text:span><text:span text:style-name="T4"> inimical peoples, was at length completed, the/ Judeans "kept the feast of unleavened bread seven days with/ joy, for, the Lord had made them glad, and turned the/ heart of the King of Assyria unto them to strengthen their hands/ in the work of the house of God, the God of Israel"./ <text:s/></text:span><text:span text:style-name="T2">And</text:span><text:span text:style-name="T4"> But very notably during the monarchy twice were our backsliding/ predecessors </text:span><text:span text:style-name="T2">recalled</text:span><text:span text:style-name="T4"> brought back to the worship of the One </text:span><text:span text:style-name="T2">Lord</text:span><text:span text:style-name="T4"> Everlasting Being, by/ the public celebration of the holiday, now fast approaching./ <text:s/>King Hezekiah and his royal successor Josiah, nearly/ four score of years subsequently, succeeded in reestablishing/, for a time, the supremacy of the Mosaic code, by/ summoning their subjects to Jerusalem at the Passover/ season. <text:s/>The measures by which Josiah encompassed/ his righteous end formed the topic of a discourse on </text:span><text:span text:style-name="T2">an occasion</text:span><text:span text:style-name="T4"> a festive day/ </text:span><text:span text:style-name="T2">similar to</text:span><text:span text:style-name="T4"> like the present. <text:s/>Let me </text:span><text:span text:style-name="T2">present</text:span><text:span text:style-name="T4"> set to view this </text:span><text:span text:style-name="T2">fe</text:span><text:span text:style-name="T4"> sabbath,/ some of the features in the character of the other noble/ scion of the stock of Judah--Hezekiah./</text:span></text:p>
      <text:p text:style-name="P5"><text:span text:style-name="T4"/></text:p>
      <text:p text:style-name="P5"><text:span text:style-name="T4">[Page 3]</text:span></text:p>
      <text:p text:style-name="P5"><text:span text:style-name="T4">Brethren! <text:s/>That the minds and hearts of children are fa-/-shioned in a parental mould is a trite truism, </text:span><text:span text:style-name="T2">which ever</text:span><text:span text:style-name="T4"> and needs/ </text:span><text:span text:style-name="T2">renewing experience illustrates.</text:span><text:span text:style-name="T4"> not </text:span><text:span text:style-name="T2">illustration facts frequently reproduced</text:span><text:span text:style-name="T4"> elucidation. <text:s/>In like manner, </text:span><text:span text:style-name="T2">duly</text:span><text:span text:style-name="T4">/ </text:span><text:span text:style-name="T2">occurrences</text:span><text:span text:style-name="T4"> undoubted facts demonstrate, that evil </text:span><text:span text:style-name="T2">[?]</text:span><text:span text:style-name="T4"> companions may gra-/-dually erase the impressions of a healthful education./ <text:s/>But that youths </text:span><text:span text:style-name="T2">rea</text:span><text:span text:style-name="T4"> brought up amidst seething corruption/ and surrounded by the corrupt should grow excellent/ in morals and wise in understanding would seem im-/-possible. <text:s/>Yet, Hezekiah, happily for his nation, </text:span><text:span text:style-name="T2">pro-</text:span><text:span text:style-name="T4"> forms/ </text:span><text:span text:style-name="T2">-ved</text:span><text:span text:style-name="T4"> a bright exception to a rule which experience has/ laid down as definitely settled. <text:s/>Perhaps a mother's </text:span><text:span text:style-name="T2">piety</text:span><text:span text:style-name="T4"> influence coun-/-teracted the baneful effect of a father's </text:span><text:span text:style-name="T2">ungodliness</text:span><text:span text:style-name="T4"> example, for,/ the sacred historian, who, in relating to the lives of </text:span><text:span text:style-name="T2">histo</text:span><text:span text:style-name="T4"> no-/-tabilities makes </text:span><text:span text:style-name="T2">frequent at times</text:span><text:span text:style-name="T4"> occasional mention of their maternal origin, may/ have wished to convey that idea in the present instance./ <text:s/>But whether the surmise be correct or not, </text:span><text:span text:style-name="T2">the merit of</text:span><text:span text:style-name="T4"> the/ illustrious monarch is </text:span><text:span text:style-name="T2">equally</text:span><text:span text:style-name="T4"> deserving of unqualified admiration. <text:s/>Scarcely/ had he ascended the throne, when he saw ten tribes of Israel/ ready to be swept away by </text:span><text:span text:style-name="T2">the all-crushing</text:span><text:span text:style-name="T4"> the unsparing besom of Assyria. <text:s/>Civil/ wars and the </text:span><text:span text:style-name="T2">weak</text:span><text:span text:style-name="T4"> wavering policy of the last ruler Hoshea the son/ of Elah, had shattered the remains of a once potent nation./</text:span></text:p>
      <text:p text:style-name="P5"><text:span text:style-name="T4"/></text:p>
      <text:p text:style-name="P5"><text:span text:style-name="T4">[Page 4]</text:span></text:p>
      <text:p text:style-name="P5"><text:span text:style-name="T4">Hezekiah strove with might and main to avert from/ Judah the doom sentenced against the kindred tribes./ <text:s/>The signs of the time foreshadowed sore calamities. </text:span><text:span text:style-name="T2">un-</text:span><text:span text:style-name="T4">/ </text:span><text:span text:style-name="T2">-abated energy in following as high national purpose could per</text:span><text:span text:style-name="T4">/</text:span><text:span text:style-name="T2">-chance temper their severity.</text:span><text:span text:style-name="T4"> <text:s/>Ahaz the impious/ father of a godly son, had basely </text:span><text:span text:style-name="T2">truckled with</text:span><text:span text:style-name="T4"> imperilled[sic!]/ the </text:span><text:span text:style-name="T2">national cause</text:span><text:span text:style-name="T4"> future of his subjects. <text:s/>Wit ha sacrilegious hand he had/ robbed the treasury of the Temple to win therewith the favor of Assy-/-ria. <text:s/></text:span><text:span text:style-name="T2">To</text:span><text:span text:style-name="T4"> With the view of pandering to the wishes of the heathens, human sacrifices,/ so hateful to Jewish hearts, were publicly offered, and when,/ despite such abominations, the principal actor failed to obtain the assist-/-ance </text:span><text:span text:style-name="T2">he so</text:span><text:span text:style-name="T4"> craved for, he blasphemed </text:span><text:span text:style-name="T2">his God</text:span><text:span text:style-name="T4"> and totally/ abolished the service of the Most High. <text:s/>That his wickedness/ found imitators among all grades of society </text:span><text:span text:style-name="T2">no</text:span><text:span text:style-name="T4"> needs not/ </text:span><text:span text:style-name="T2">be demonstrated</text:span><text:span text:style-name="T4"> astonish us, for the vices of </text:span><text:span text:style-name="T2">the great are always</text:span><text:span text:style-name="T4"> crowned heads are too closely/ copied, but that the conduct was suicidal the insulting lan-/-guage </text:span><text:span text:style-name="T2">of</text:span><text:span text:style-name="T4"> held soon after by the Assyrian general forcibly proves. <text:s/>"I will/ deliver thee two thousand horses, if thou be able on thy part/ to set riders upon them". <text:s/>The Hebrew government/ </text:span><text:span text:style-name="T2">was</text:span><text:span text:style-name="T4"> stood on the verge of decay, Hezekiah lay strong hold/ thereon, and rescued it from the pit of destruction./ <text:s/>The good king must have asked himself "how can I/</text:span></text:p>
      <text:p text:style-name="P5"><text:span text:style-name="T4"/></text:p>
      <text:p text:style-name="P5"><text:span text:style-name="T4">[Page 5]</text:span></text:p>
      <text:p text:style-name="P5"><text:span text:style-name="T4">stem a current which has swelled up immeasurably/ and over</text:span><text:span text:style-name="T2">flowed</text:span><text:span text:style-name="T4">whelmed vast empires?" <text:s/>But if </text:span><text:span text:style-name="T2">he </text:span><text:soft-page-break/><text:span text:style-name="T2">hesitated at</text:span><text:span text:style-name="T4">/ the though of </text:span><text:span text:style-name="T2">that</text:span><text:span text:style-name="T4"> Sinnacherib--the </text:span><text:span text:style-name="T2">that</text:span><text:span text:style-name="T4"> thunder of war--</text:span><text:span text:style-name="T2">Sennacherib</text:span><text:span text:style-name="T4">, created/ a momentary trepidation, the belief in Almighty God/ suggested the instrument </text:span><text:span text:style-name="T2">by</text:span><text:span text:style-name="T4"> with which </text:span><text:span text:style-name="T2">he could</text:span><text:span text:style-name="T4"> to accomplish/ salvation. <text:s/>An uncompromising reinstatement of the/ </text:span><text:span text:style-name="T2">Mosaic</text:span><text:span text:style-name="T4"> Sinaic law; a love for the teaching of the Redeemer/ of Jacob, </text:span><text:span text:style-name="T2">must</text:span><text:span text:style-name="T4"> should be the flaming fire </text:span><text:span text:style-name="T2">which will put</text:span><text:span text:style-name="T4"> to arrest the/ </text:span><text:span text:style-name="T2">out</text:span><text:span text:style-name="T4"> advance of the over</text:span><text:span text:style-name="T2">hwelming</text:span><text:span text:style-name="T4">flowing water. <text:s/>With a zeal that/ has deservedly called for the praises of Seers and/ Sages, Hezekiah </text:span><text:span text:style-name="T2">era obliterated</text:span><text:span text:style-name="T4"> effaced every </text:span><text:span text:style-name="T2">monument</text:span><text:span text:style-name="T4"> vestige/ of idolatry and superstition. <text:s/>The symbolic </text:span><text:span text:style-name="T2">brazen</text:span><text:span text:style-name="T4"> ser-/-pent of brass which Moses had made in the wilderness,/ when the Israelites were punished by a bite from a live/ reptile of that nature, he cut into atoms, because it had be-/-come an object of adoration. <text:s/>Tradition narrates that/ he even suppressed a book </text:span><text:span text:style-name="T2">that</text:span><text:span text:style-name="T4"> on the healing art, the/ contents of which was calculated to lead astray. <text:s/>But the/ effort</text:span><text:span text:style-name="T2">s</text:span><text:span text:style-name="T4"> to reconstruct the barrier that should have separated Judah/ from </text:span><text:span text:style-name="T2">the</text:span><text:span text:style-name="T4"> a heathen world, would have been ineffectual, without/ the means to </text:span><text:span text:style-name="T2">direct</text:span><text:span text:style-name="T4"> enchain the attention to a pure worship./</text:span></text:p>
      <text:p text:style-name="P5"><text:span text:style-name="T4"/></text:p>
      <text:p text:style-name="P5"><text:span text:style-name="T4">[Page 6]</text:span></text:p>
      <text:p text:style-name="P5"><text:span text:style-name="T4">The King therefore convened together the descendants of/ Aaron and </text:span><text:span text:style-name="T2">with</text:span><text:span text:style-name="T4"> in a fatherly </text:span><text:span text:style-name="T2">admonition</text:span><text:span text:style-name="T4"> address exhorted them/ to rise equal to the </text:span><text:span text:style-name="T2">emergencies</text:span><text:span text:style-name="T4"> requirements of the time, to appear/ worthy of their extraction and of the divine mission./ <text:s/>Then did the imposing sight of the </text:span><text:span text:style-name="T2">consecrated</text:span><text:span text:style-name="T4"> renovated edifice,/ the familiar sound of Davidical hymns, the harmony/ of the </text:span><text:span text:style-name="T2">devoted devout</text:span><text:span text:style-name="T4"> consecrated choristers, stir up anew the souls estranged/ from the ancestral religion, &amp; all the Congregation/ bowed </text:span><text:span text:style-name="T2">in humble adoration</text:span><text:span text:style-name="T4"> and vowed allegiance to the great "I am." <text:s/>Like an electric </text:span><text:span text:style-name="T2">spark</text:span><text:span text:style-name="T4"> shock/ the feelings which prompted the sovereign were com-/-municated to his subjects, and </text:span><text:span text:style-name="T2">his pious example</text:span><text:span text:style-name="T4"> these turned upwards/ </text:span><text:span text:style-name="T2">wrought a reconciliation with</text:span><text:span text:style-name="T4"> to bring </text:span><text:span text:style-name="T2">about</text:span><text:span text:style-name="T4"> downward </text:span><text:span text:style-name="T2">ng of</text:span><text:span text:style-name="T4"> from the heavenly King tokens of reconciliation./ <text:s/>Hence we find </text:span><text:span text:style-name="T2">written</text:span><text:span text:style-name="T4"> recorded that God had </text:span><text:span text:style-name="T5">prepared the hearts</text:span><text:span text:style-name="T6">/ so suddenly converted, but truly, my Brethren, the Almighty/ acts through human agencies. <text:s/>It is usual, in Biblical/ style, to ascribe </text:span><text:span text:style-name="T3">to the Director of the Universe</text:span><text:span text:style-name="T6"> immediate to </text:span><text:span text:style-name="T3">the</text:span><text:span text:style-name="T6"> a miraculous interposition </text:span><text:span text:style-name="T3">of</text:span><text:span text:style-name="T6">, events of a/ very striking character, but although they, like all, assume/ in </text:span><text:span text:style-name="T3">His</text:span><text:span text:style-name="T6"> the hand of the </text:span><text:span text:style-name="T3">Almighty</text:span><text:span text:style-name="T6"> Omnipotent a form agreeable to His wise designs, they/ are nevertheless the offspring of our freedom of will./ <text:s/>The happy effects of </text:span><text:span text:style-name="T3">E</text:span><text:span text:style-name="T6"> Hezekiah's endeavours, partook/ no more of the </text:span><text:span text:style-name="T3">miraculous</text:span><text:span text:style-name="T6"> wonderful, than the baneful results,/ which attended the misdeeds of his predecessors./</text:span></text:p>
      <text:p text:style-name="P5"><text:span text:style-name="T6"/></text:p>
      <text:p text:style-name="P5"><text:span text:style-name="T6">[Page 7]</text:span></text:p>
      <text:p text:style-name="P5"><text:span text:style-name="T6">Providence will shape our course, yet, He has granted/ </text:span><text:span text:style-name="T3">to</text:span><text:span text:style-name="T6"> man the power to follow what is right. <text:s/>Thus,/ may each of us minister at the altar of the </text:span><text:span text:style-name="T3">heavenly</text:span><text:span text:style-name="T6"> Director/ </text:span><text:span text:style-name="T3">Father</text:span><text:span text:style-name="T6"> of the Universe, when he will exercise liberty of action, to the/ </text:span><text:span text:style-name="T3">benefit</text:span><text:span text:style-name="T6"> advantage of his fellow-beings. <text:s/>Its </text:span><text:span text:style-name="T3">influence</text:span><text:span text:style-name="T6"> weight will not be/ so generally felt as that of the illustrious subject of/ our consideration </text:span><text:span text:style-name="T3">upon the Sabbath</text:span><text:span text:style-name="T6">, but at home always,/ and abroad, occasionally, it will be productive of abund-/-ant good. <text:s/>Mark, my hearers, a further corrobora-/-tion </text:span><text:span text:style-name="T3">to this assertion</text:span><text:span text:style-name="T6"> of the </text:span><text:span text:style-name="T3">result</text:span><text:span text:style-name="T6"> influence of example in the historical incidents we are/ engaged to discuss. <text:s/>The zealous exertions of Hezekiah/ had been crowned with success. <text:s/>The service of the Eternal had/ set aside that of demoralising[sic!] deities. <text:s/>The gates of the/ Temple were opened daily to receive a throng of worship-/-pers. <text:s/>But so long as an inimical spirit, harbored/ in the breasts of Abraham's descendants against one another,/ the labor nobly undertaken </text:span><text:span text:style-name="T3">that</text:span><text:span text:style-name="T6"> must remain incomplete./ <text:s/>Therefore the ruler of Judah sought to rouse again a/ sentiment of national affection, by means of a most solemn/ gathering. <text:s/>No season appeared to [?] more propi-/-tious than that which recalled the memory of a com-/-mon deliverance. <text:s/>On the fourteenth of Nissan/</text:span></text:p>
      <text:p text:style-name="P5"><text:span text:style-name="T6"/></text:p>
      <text:p text:style-name="P5"><text:span text:style-name="T6">[Page 8]</text:span></text:p>
      <text:p text:style-name="P5"><text:span text:style-name="T6">had been </text:span><text:span text:style-name="T3">proclaimed</text:span><text:span text:style-name="T6"> issued the declaration of Hebrew inde-/-pendence. </text:span><text:span text:style-name="T3">that was the dignified assertion of one's in-</text:span><text:span text:style-name="T6"> "Moses had said to the people, remember this day that you came/ </text:span><text:span text:style-name="T3">-herent right to act manly, it was the resolve of a</text:span><text:span text:style-name="T6"> out of Egypt, from a house of bondage, remember that the Lord brought you out/ </text:span><text:soft-page-break/><text:span text:style-name="T3">few to form and to remain a compact power.</text:span><text:span text:style-name="T6"> hence, with a strong hand." <text:s/>That was the teaching of one's God-given right to act manly./ <text:s/>It was of exhortation to the few to form and remain a compact power under the/ guidance of correct laws./ <text:s/>Times had sadly changed since the offspring of/ Jacob had marched to freedom at the light of a heavenly/ pillar, but their righteous monarch </text:span><text:span text:style-name="T3">trusted to the effects</text:span><text:span text:style-name="T6"> relied on the/ </text:span><text:span text:style-name="T3">of the imposing occasion</text:span><text:span text:style-name="T6"> thrilling occasion forthcoming to fasten the ancient bond. <text:s/>And nothing was indeed omitted, which/ might rivet together the hearts of God's chosen children./ <text:s/>Alas! that Holy Writ, </text:span><text:span text:style-name="T3">however, records the</text:span><text:span text:style-name="T6"> had to chronicle a most humiliating circumstance./ </text:span><text:span text:style-name="T3">that</text:span><text:span text:style-name="T6"> The conciliatory and admonitory letters sent by/ Hezekiah to </text:span><text:span text:style-name="T3">the</text:span><text:span text:style-name="T6"> a residue of the seceding tribes of/ Israel excited general derision; </text:span><text:span text:style-name="T3">that</text:span><text:span text:style-name="T6"> his messengers </text:span><text:span text:style-name="T3">mostly</text:span><text:span text:style-name="T6"> met/ with reproaches. <text:s/>Few only would join their Judean brethren/ in the holy city; </text:span><text:span text:style-name="T3">and</text:span><text:span text:style-name="T6"> fewer still would qualify themselves, by the/ prescribed purification for offering the Passover. <text:s/>It was/ principally among those governed by a man who/ </text:span><text:span text:style-name="T5">practised</text:span><text:span text:style-name="T6">[sic!] and enforced the behests of God, that the/ festival was celebrated with devotional joy. <text:s/>For seven/ consecutive days the magnificent courts of the Temple,/ echoed forth the invocations of the faithful. <text:s/>Backsliding/</text:span></text:p>
      <text:p text:style-name="P5"><text:span text:style-name="T6"/></text:p>
      <text:p text:style-name="P5"><text:span text:style-name="T6">[Page 9]</text:span></text:p>
      <text:p text:style-name="P5"><text:span text:style-name="T6">children had unitedly returned to their celestial Parent./ <text:s/>What gladness </text:span><text:span text:style-name="T3">must</text:span><text:span text:style-name="T6"> to the author of that auspicious/ occurrence! </text:span><text:span text:style-name="T3">have experienced!</text:span><text:span text:style-name="T6"> He had weaned away from/ superstitious creeds a vast number of the recipients of/ a pure religion. <text:s/>He had inspired reverence for the/ Mosaic law, and had infused withal a spirit of </text:span><text:span text:style-name="T3">na-</text:span><text:span text:style-name="T6"> patriotism/ </text:span><text:span text:style-name="T3">-tionality</text:span><text:span text:style-name="T6">, which promised years of tranquillity[sic!] and inde-/-pendence. <text:s/>If the god-like king failed to imbue all the seed of the/ patriarchs with the same feelings </text:span><text:span text:style-name="T3">for, Alas, those</text:span><text:span text:style-name="T6"> the fault lay in the utter depravity of men sold to idolatry, </text:span><text:span text:style-name="T3">vice</text:span><text:span text:style-name="T6"> unhappily </text:span><text:span text:style-name="T3">those Is had become</text:span><text:span text:style-name="T6"> most of them left/ in the former kingdom of Israel were cankered in their/ very vitals. <text:s/>No power could </text:span><text:span text:style-name="T3">rescue them, reform</text:span><text:span text:style-name="T6"> heal a moral disease so </text:span><text:span text:style-name="T3">dep</text:span><text:span text:style-name="T6"> deep-set, but </text:span><text:span text:style-name="T3">he</text:span><text:span text:style-name="T6"> Hezekiah had heard/ Judah with one voice avow again his allegiance to the/ everlasting Redeemer and his holy word. <text:s/>Well might/ he now </text:span><text:span text:style-name="T3">Hezekiah</text:span><text:span text:style-name="T6"> assure his subjects, when threatened with a/ devastating war, that they possessed </text:span><text:span text:style-name="T3">superior</text:span><text:span text:style-name="T6"> forces </text:span><text:span text:style-name="T3">than</text:span><text:span text:style-name="T6"> superior to those of/ mighty Assyria "With him there is an arm of flesh, but/ with us there is the Lord our God, ready to help us and fight/ our battles." <text:s/>The memorable Passover he had proclaimed/ and the seven additional days of </text:span><text:span text:style-name="T3">festivty</text:span><text:span text:style-name="T6"> festivity left/ an indelible impression upon the people and on their/ King, and the effect thereof was mirrored in </text:span><text:span text:style-name="T3">all</text:span><text:span text:style-name="T6">/ subsequent </text:span><text:span text:style-name="T3">actions</text:span><text:span text:style-name="T6"> events./</text:span></text:p>
      <text:p text:style-name="P5"><text:span text:style-name="T6"/></text:p>
      <text:p text:style-name="P5"><text:span text:style-name="T6">[Page 10]</text:span></text:p>
      <text:p text:style-name="P5"><text:span text:style-name="T6">Dear Brethren. <text:s/></text:span><text:span text:style-name="T3">We</text:span><text:span text:style-name="T6"> The season in which we also will/ sing the hymn of redemption is very nigh. <text:s/>Let me/ pray that it may not be barren of wholesome fruits./ <text:s/>The ceremonies connected wit hit are peculiar, but they offer/ the opportunity to imitate, in </text:span><text:span text:style-name="T3">a</text:span><text:span text:style-name="T6"> our limited sphere, the/ conduct of the illustrious subject </text:span><text:span text:style-name="T3">of my remarks</text:span><text:span text:style-name="T6"> whose character and deeds/ I have briefly sketched. <text:s/>Gather round your table the/ charges committed to your care by Providence. <text:s/>Instruct/ them </text:span><text:span text:style-name="T3">by</text:span><text:span text:style-name="T6"> through a rehearsal of the events of the glorious past. <text:s/>Exhort them to/ steadfastly cling to the Eternal Saviour. <text:s/>Speak to/ them of the task assigned to the redeemed of thraldom,/ of the bright future promised to Israel. <text:s/>Let them feel/ that it is a privilege to be the first born </text:span><text:span text:style-name="T3">of</text:span><text:span text:style-name="T6"> children/ of the Creator, the witnesses of His truths, the </text:span><text:span text:style-name="T3">indestruct-</text:span><text:span text:style-name="T6"> undying/ </text:span><text:span text:style-name="T3">-ible</text:span><text:span text:style-name="T6"> messengers of happy tidings to the world. <text:s/>Our Passover will then,/ like that observed by our ancestors, under the auspices/ of Hezekiah, yield real happiness to our households, and/ blessings to the community of our brethren. <text:s/>Oh! render/ it Thou so, Omnipotent Lord. <text:s/>May it be the herald of/ righteousness, of peace, of joy, and increased pros-/-perity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25T11:58:41.36</meta:creation-date>
    <dc:date>2012-07-25T13:37:27.31</dc:date>
    <dc:creator>Penn Libraries</dc:creator>
    <meta:editing-duration>PT00H00M4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2" meta:word-count="2431" meta:character-count="15276"/>
  </office:meta>
</office:document-meta>
</file>